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5fcbb" officeooo:paragraph-rsid="007476ea"/>
    </style:style>
    <style:style style:name="P2" style:family="paragraph" style:parent-style-name="Standard">
      <style:text-properties officeooo:rsid="00583e9f" officeooo:paragraph-rsid="0094cfa7"/>
    </style:style>
    <style:style style:name="P3" style:family="paragraph" style:parent-style-name="Standard">
      <style:text-properties fo:font-weight="normal" officeooo:rsid="0055fcbb" officeooo:paragraph-rsid="00f630a8" style:font-weight-asian="normal" style:font-weight-complex="normal"/>
    </style:style>
    <style:style style:name="T1" style:family="text">
      <style:text-properties officeooo:rsid="00583e9f"/>
    </style:style>
    <style:style style:name="T2" style:family="text">
      <style:text-properties officeooo:rsid="008108c4"/>
    </style:style>
    <style:style style:name="T3" style:family="text">
      <style:text-properties officeooo:rsid="00820c3d"/>
    </style:style>
    <style:style style:name="T4" style:family="text">
      <style:text-properties officeooo:rsid="0091d419"/>
    </style:style>
    <style:style style:name="T5" style:family="text">
      <style:text-properties officeooo:rsid="009b44ca"/>
    </style:style>
    <style:style style:name="T6" style:family="text">
      <style:text-properties officeooo:rsid="0016d9ff"/>
    </style:style>
    <style:style style:name="T7" style:family="text">
      <style:text-properties officeooo:rsid="00d6a2de"/>
    </style:style>
    <style:style style:name="T8" style:family="text">
      <style:text-properties officeooo:rsid="00ed250f"/>
    </style:style>
    <style:style style:name="T9" style:family="text">
      <style:text-properties officeooo:rsid="00382c77"/>
    </style:style>
    <style:style style:name="T10" style:family="text">
      <style:text-properties officeooo:rsid="00f0953b"/>
    </style:style>
    <style:style style:name="T11" style:family="text">
      <style:text-properties officeooo:rsid="00f153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Hallo, m</text:span>ein Name ist Roger Waldvogel und ich habe ein soziales Netzwerk entwickelt welches sich <text:span text:style-name="T1">mit der Frage</text:span> beschäftigt, was können wir tun um unsere Welt zum <text:span text:style-name="T4">P</text:span>ositiven zu verändern. <text:span text:style-name="T11">Weitere Einzelheiten dazu findest Du auf der Webseite www.elyoos.com.</text:span> <text:span text:style-name="T10">Ich arbeite nun seit etwas mehr als zwei Jahren an diesem Projekt. Bis vor kurzem befand sich dieses in einer geschlossen Testphase mit etwa 30 Personen um das Grundkonzept zu testen. Nun ist Elyoos endlich soweit um den nächsten Schritt zu nehmen. Um dies zu Möglich zu machen bin ich auf deine Hilfe angewiesen. Zum einen freue ich mich auf Feedback und eine rege Nutzung von Elyoos. Zum Anderen muss nun die Finanzierung geregelt werden damit es weiter gehen kann. Wenn Du genauso wie ich der Überzeugung bist, dass die Zeit reif ist für ein soziales Netzwerk das einen echten Beitrag zur Verbesserung unserer Welt leistet, dann freue ich mich auf Deine Unterstützung. Danke für deine Zeit und hoffentlich bis bald auf Elyo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04:18.759000000</meta:creation-date>
    <meta:generator>LibreOffice/5.1.4.2$Windows_x86 LibreOffice_project/f99d75f39f1c57ebdd7ffc5f42867c12031db97a</meta:generator>
    <dc:date>2016-09-03T14:11:54.240000000</dc:date>
    <meta:editing-duration>P1DT20H49M10S</meta:editing-duration>
    <meta:editing-cycles>111</meta:editing-cycles>
    <meta:print-date>2016-08-30T08:41:50.671000000</meta:print-date>
    <meta:document-statistic meta:table-count="0" meta:image-count="0" meta:object-count="0" meta:page-count="1" meta:paragraph-count="1" meta:word-count="162" meta:character-count="986" meta:non-whitespace-character-count="825"/>
  </office:meta>
</office:document-meta>
</file>